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6:05:51.20090878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4.2$FreeBSD_X86_64 LibreOffice_project/30m0$Build-2</meta:generator>
  </office:meta>
</office:document-meta>
</file>